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8cc7" officeooo:paragraph-rsid="00048cc7"/>
    </style:style>
    <style:style style:name="P2" style:family="paragraph" style:parent-style-name="Standard">
      <style:text-properties officeooo:rsid="00067716" officeooo:paragraph-rsid="00067716"/>
    </style:style>
    <style:style style:name="P3" style:family="paragraph" style:parent-style-name="Standard">
      <style:text-properties officeooo:rsid="00073668" officeooo:paragraph-rsid="00073668"/>
    </style:style>
    <style:style style:name="P4" style:family="paragraph" style:parent-style-name="Standard">
      <style:text-properties officeooo:rsid="0009735b" officeooo:paragraph-rsid="0009735b"/>
    </style:style>
    <style:style style:name="P5" style:family="paragraph" style:parent-style-name="Standard">
      <style:text-properties officeooo:rsid="000a4825" officeooo:paragraph-rsid="000a4825"/>
    </style:style>
    <style:style style:name="P6" style:family="paragraph" style:parent-style-name="Standard">
      <style:text-properties officeooo:rsid="000ac3e5" officeooo:paragraph-rsid="000ac3e5"/>
    </style:style>
    <style:style style:name="P7" style:family="paragraph" style:parent-style-name="Standard">
      <style:text-properties officeooo:rsid="000c924d" officeooo:paragraph-rsid="000c924d"/>
    </style:style>
    <style:style style:name="P8" style:family="paragraph" style:parent-style-name="Standard">
      <style:text-properties officeooo:rsid="000cc911" officeooo:paragraph-rsid="000cc911"/>
    </style:style>
    <style:style style:name="P9" style:family="paragraph" style:parent-style-name="Standard">
      <style:text-properties officeooo:rsid="000cc911" officeooo:paragraph-rsid="000cc911"/>
    </style:style>
    <style:style style:name="P10" style:family="paragraph" style:parent-style-name="Standard">
      <style:text-properties officeooo:rsid="000a4825" officeooo:paragraph-rsid="000a4825"/>
    </style:style>
    <style:style style:name="P11" style:family="paragraph" style:parent-style-name="Standard">
      <style:text-properties officeooo:rsid="000f9c33" officeooo:paragraph-rsid="000f9c33"/>
    </style:style>
    <style:style style:name="P12" style:family="paragraph" style:parent-style-name="Standard">
      <style:text-properties officeooo:rsid="00101eac" officeooo:paragraph-rsid="00101eac"/>
    </style:style>
    <style:style style:name="T1" style:family="text">
      <style:text-properties officeooo:rsid="00073668"/>
    </style:style>
    <style:style style:name="T2" style:family="text">
      <style:text-properties officeooo:rsid="00067716"/>
    </style:style>
    <style:style style:name="T3" style:family="text">
      <style:text-properties officeooo:rsid="00077e45"/>
    </style:style>
    <style:style style:name="T4" style:family="text">
      <style:text-properties officeooo:rsid="000ac3e5"/>
    </style:style>
    <style:style style:name="T5" style:family="text">
      <style:text-properties officeooo:rsid="000c924d"/>
    </style:style>
    <style:style style:name="T6" style:family="text">
      <style:text-properties officeooo:rsid="000cc911"/>
    </style:style>
    <style:style style:name="T7" style:family="text">
      <style:text-properties officeooo:rsid="000e131f"/>
    </style:style>
    <style:style style:name="T8" style:family="text">
      <style:text-properties officeooo:rsid="00101e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nematics of QFS reactions</text:p>
      <text:p text:style-name="P1"/>
      <text:p text:style-name="P1">In simple picture to explain <text:s/>essential physics of the QFS- reaction, summarized in figure blabla, we have an incoming proton knocking out a nuclear constituent (proton/neutron) in a free nucleon-nucleon collision ending with a final state having the scattered proton, the scattered <text:s/>off nuclear constituent and the rest nucleus (A-1) *. <text:span text:style-name="T2">In this picture index 0 is assigned to the incoming proton, 1 to the knocked out nucleon, 2 to the outgoing projectile proton, A to the initial nucleus and <text:s/>A-1 to the final nucleus accordingly.</text:span></text:p>
      <text:p text:style-name="P3">From energy -momentum conservation the reaction can be expressed as:</text:p>
      <text:p text:style-name="P3">P_A <text:s/>+ <text:s/>P_0 = P_1 + P_2 +P_A-1 </text:p>
      <text:p text:style-name="P3">where P_A = …</text:p>
      <text:p text:style-name="P3">P_0 = </text:p>
      <text:p text:style-name="P3">and P1…</text:p>
      <text:p text:style-name="P3">in the cms frame of the nucleus A* </text:p>
      <text:p text:style-name="P3"/>
      <text:p text:style-name="P2">In experiments as for R3B, with complete kinematic measurements, the kinetic energies of all constituents are measured giving direct access to <text:span text:style-name="T3">all energies and momenta of the initial and final state constituents. Moreover, approximating the scattering within a mean field potential without initial and final state interactions the four momentum of the initial nucleus is given by:</text:span></text:p>
      <text:p text:style-name="P4">P_A = P_i +P_A-1 where P_i is the initial nucleon four momentum inside the nucleus. Inserting this reation in eq1 one gets:</text:p>
      <text:p text:style-name="P4">P_i ~= P_1 + P_2 <text:s/>-P_0</text:p>
      <text:p text:style-name="P6">Since the initial nucleus is at rest p_i (mom) corresponds to the negative rebound momentum of the final nucleus: p_i = p_A-1</text:p>
      <text:p text:style-name="P4">This quantity is often called the missing four momentum P_miss (and the energy component of P_miss the missing energy E_miss accordingly). </text:p>
      <text:p text:style-name="P5">As well good a<text:span text:style-name="T4">c</text:span>cessible is the separation energy <text:s/>of the ejected nucleon for a certain state of the final <text:s/>nucleus A-1:</text:p>
      <text:p text:style-name="P5">S = T_0 -(T_1+T_2 +T_A-1)</text:p>
      <text:p text:style-name="P6">In the idealized shell model the separation energy equals to the (negative) energy of <text:span text:style-name="T5">the nucleus’</text:span> single-particle state. <text:span text:style-name="T5">For the case the proton knocks out the least bound nucleon (proton/neutron) the final nucleus is lying in the ground state with E_A-1 = M_A-1 c² <text:s/>+ T_A-1. </text:span></text:p>
      <text:p text:style-name="P7">If a nucleon has been ejected from an inner shell resulting in a hole state, the final nucleus <text:span text:style-name="T6">will be in an excited state:</text:span></text:p>
      <text:p text:style-name="P8">E*_A-1 = <text:s/><text:span text:style-name="T5">M_A-1 c² <text:s/>+T_A-1 </text:span>+E_exe</text:p>
      <text:p text:style-name="P8">From the experimental point of view the excitation energy E_exe is directly reflected in the separation energy measurement as well as from gamma measurements from the transitions of the excited states to the ground state of the final nucleus. </text:p>
      <text:p text:style-name="P8"/>
      <text:p text:style-name="P8">→<text:span text:style-name="T7"> recoil momentum distr. And energy spectrum <text:s/>gives access to single-particle states in the individual shells</text:span></text:p>
      <text:p text:style-name="P8"/>
      <text:p text:style-name="P8">→<text:span text:style-name="T7"> over-determined system: we get also the transverse momentum to the reaction plane using only angles of outgoing protons - &gt; derive fomula</text:span></text:p>
      <text:p text:style-name="P5"/>
      <text:p text:style-name="P5"/>
      <text:p text:style-name="P11">-<text:span text:style-name="T8">&gt;</text:span>Momentum Distribution in Fermi Gas model:</text:p>
      <text:p text:style-name="P11"/>
      <text:p text:style-name="P11"/>
      <text:p text:style-name="P12"/>
      <text:p text:style-name="P12"><text:soft-page-break/>→ Goldhaber-Model – more realistic</text:p>
      <text:p text:style-name="P5"/>
      <text:p text:style-name="P5"/>
      <text:p text:style-name="P5">→<text:span text:style-name="T8"> Corrections to the method</text:span></text:p>
      <text:p text:style-name="P5"/>
      <text:p text:style-name="P5">→<text:span text:style-name="T8"> Cross Section Measurements &amp; outlook model description – quantitative considerations</text:span></text:p>
      <text:p text:style-name="P5"/>
      <text:p text:style-name="P5"/>
      <text:p text:style-name="P5"/>
      <text:p text:style-name="P5"/>
      <text:p text:style-name="P5">→<text:span text:style-name="T8"> Application Fields of QFS (basically a lot from Valerii’s paper)</text:span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7366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* <text:span text:style-name="MT1">for simplicity we use in the following description the cms frame of the nucleus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0T11:10:30.163708014</meta:creation-date>
    <dc:date>2025-01-22T12:18:38.555202751</dc:date>
    <meta:editing-duration>PT15M5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7" meta:word-count="485" meta:character-count="2914" meta:non-whitespace-character-count="2437"/>
  </office:meta>
</office:document-meta>
</file>